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erif" svg:font-family="'Droid Serif', Georgia, serif"/>
    <style:font-face style:name="Lohit Devanagari1" svg:font-family="'Lohit Devanagari'"/>
    <style:font-face style:name="Nunito Sans" svg:font-family="'Nunito San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0352c1" officeooo:paragraph-rsid="000352c1" style:font-size-asian="20pt" style:font-weight-asian="bold" style:font-size-complex="20pt" style:font-weight-complex="bold"/>
    </style:style>
    <style:style style:name="P2" style:family="paragraph" style:parent-style-name="Standard">
      <style:text-properties fo:font-size="20pt" fo:font-weight="normal" officeooo:rsid="0001fe74" officeooo:paragraph-rsid="0001fe74" style:font-size-asian="20pt" style:font-weight-asian="normal" style:font-size-complex="20pt" style:font-weight-complex="normal"/>
    </style:style>
    <style:style style:name="P3" style:family="paragraph" style:parent-style-name="Standard">
      <style:text-properties fo:font-size="20pt" style:text-underline-style="solid" style:text-underline-width="auto" style:text-underline-color="font-color" fo:font-weight="bold" officeooo:rsid="0001fe74" officeooo:paragraph-rsid="0001fe74" style:font-size-asian="20pt" style:font-weight-asian="bold" style:font-size-complex="20pt" style:font-weight-complex="bold"/>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text-properties fo:color="#d4d4d4" style:font-name="Droid Sans Mono" fo:font-size="10.5pt" fo:font-weight="normal" officeooo:rsid="00054110" officeooo:paragraph-rsid="00054110" fo:background-color="#1e1e1e" style:font-size-asian="20pt" style:font-weight-asian="bold" style:font-size-complex="20pt" style:font-weight-complex="bold"/>
    </style:style>
    <style:style style:name="P6" style:family="paragraph" style:parent-style-name="Standard">
      <style:text-properties fo:color="#d4d4d4" style:font-name="Droid Sans Mono" fo:font-size="10.5pt" fo:font-weight="normal" officeooo:rsid="00064a5c" officeooo:paragraph-rsid="00064a5c" fo:background-color="#1e1e1e" style:font-size-asian="20pt" style:font-weight-asian="normal" style:font-size-complex="20pt" style:font-weight-complex="normal"/>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ce9178" style:font-name="Droid Sans Mono" fo:font-size="10.5pt" fo:font-weight="normal" fo:background-color="#1e1e1e"/>
    </style:style>
    <style:style style:name="P9" style:family="paragraph" style:parent-style-name="Standard">
      <style:text-properties style:font-name="FreeSans" fo:font-size="14pt" style:font-size-asian="14pt" style:font-size-complex="14pt"/>
    </style:style>
    <style:style style:name="P10" style:family="paragraph" style:parent-style-name="Standard">
      <style:text-properties fo:color="#000000" fo:font-size="20pt" fo:font-weight="bold" officeooo:rsid="00054110" officeooo:paragraph-rsid="00054110" fo:background-color="transparent" style:font-size-asian="20pt" style:font-weight-asian="bold" style:font-size-complex="20pt" style:font-weight-complex="bold"/>
    </style:style>
    <style:style style:name="P11" style:family="paragraph" style:parent-style-name="Standard">
      <style:text-properties fo:color="#000000" fo:font-size="20pt" fo:font-weight="bold" officeooo:rsid="00064a5c" officeooo:paragraph-rsid="00064a5c" fo:background-color="transparent" style:font-size-asian="20pt" style:font-weight-asian="bold" style:font-size-complex="20pt" style:font-weight-complex="bold"/>
    </style:style>
    <style:style style:name="P12" style:family="paragraph" style:parent-style-name="Standard">
      <style:text-properties fo:color="#000000" fo:font-size="20pt" fo:font-weight="normal" officeooo:rsid="00064a5c" officeooo:paragraph-rsid="00064a5c" fo:background-color="transparent" style:font-size-asian="20pt" style:font-weight-asian="normal" style:font-size-complex="20pt" style:font-weight-complex="normal"/>
    </style:style>
    <style:style style:name="P13" style:family="paragraph" style:parent-style-name="Standard">
      <style:text-properties fo:color="#000000" fo:font-size="20pt" fo:font-weight="normal" officeooo:rsid="0007c20c" officeooo:paragraph-rsid="0007c20c" fo:background-color="transparent" style:font-size-asian="20pt" style:font-weight-asian="normal" style:font-size-complex="20pt" style:font-weight-complex="normal"/>
    </style:style>
    <style:style style:name="P14" style:family="paragraph" style:parent-style-name="Standard">
      <style:text-properties fo:color="#000000" fo:font-size="16pt" fo:font-weight="normal" fo:background-color="#dddddd" style:font-size-asian="16pt" style:font-weight-asian="normal" style:font-size-complex="16pt" style:font-weight-complex="normal"/>
    </style:style>
    <style:style style:name="P15" style:family="paragraph" style:parent-style-name="Heading_20_2">
      <style:text-properties fo:color="#000000" style:font-name="Droid Sans Mono" fo:font-size="16pt" fo:font-weight="bold" officeooo:rsid="000352c1" officeooo:paragraph-rsid="000352c1" fo:background-color="transparent" style:font-size-asian="16pt" style:font-weight-asian="bold" style:font-size-complex="16pt" style:font-weight-complex="bold"/>
    </style:style>
    <style:style style:name="P16" style:family="paragraph" style:parent-style-name="Heading_20_3">
      <style:paragraph-properties fo:margin-left="0cm" fo:margin-right="0cm" fo:margin-top="0.529cm" fo:margin-bottom="0.265cm" loext:contextual-spacing="false" fo:line-height="110%" fo:orphans="2" fo:widows="2" fo:text-indent="0cm" style:auto-text-indent="false"/>
    </style:style>
    <style:style style:name="P17" style:family="paragraph" style:parent-style-name="Standard">
      <style:text-properties fo:font-size="20pt" fo:font-weight="normal" officeooo:rsid="0001fe74" officeooo:paragraph-rsid="0001fe74" fo:background-color="#ffff00" style:font-size-asian="20pt" style:font-weight-asian="normal" style:font-size-complex="20pt" style:font-weight-complex="normal"/>
    </style:style>
    <style:style style:name="P18" style:family="paragraph" style:parent-style-name="Standard">
      <style:text-properties fo:color="#000000" style:font-name="Droid Sans Mono" fo:font-size="16pt" fo:font-weight="bold" officeooo:rsid="000352c1" officeooo:paragraph-rsid="000352c1" fo:background-color="transparent" style:font-size-asian="16pt" style:font-weight-asian="bold" style:font-size-complex="16pt" style:font-weight-complex="bold"/>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fo:font-variant="normal" fo:text-transform="none" fo:color="#3d3d4e" style:font-name="Droid Serif" fo:font-size="13.5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background-color="#ffff00" loext:char-shading-value="0"/>
    </style:style>
    <style:style style:name="T4" style:family="text">
      <style:text-properties fo:color="#c586c0"/>
    </style:style>
    <style:style style:name="T5" style:family="text">
      <style:text-properties fo:color="#ce9178"/>
    </style:style>
    <style:style style:name="T6" style:family="text">
      <style:text-properties fo:color="#9cdcfe"/>
    </style:style>
    <style:style style:name="T7" style:family="text">
      <style:text-properties fo:color="#569cd6"/>
    </style:style>
    <style:style style:name="T8" style:family="text">
      <style:text-properties fo:color="#dcdcaa"/>
    </style:style>
    <style:style style:name="T9" style:family="text">
      <style:text-properties fo:color="#808080"/>
    </style:style>
    <style:style style:name="T10" style:family="text">
      <style:text-properties fo:color="#4ec9b0"/>
    </style:style>
    <style:style style:name="T11" style:family="text">
      <style:text-properties fo:color="#4fc1ff"/>
    </style:style>
    <style:style style:name="T12" style:family="text">
      <style:text-properties fo:font-variant="normal" fo:text-transform="none" fo:color="#2e2e40" style:font-name="Nunito Sans" fo:font-size="22.5pt" fo:letter-spacing="normal" fo:font-style="normal" fo:font-weight="normal"/>
    </style:style>
    <style:style style:name="T13" style:family="text">
      <style:text-properties fo:font-variant="normal" fo:text-transform="none" fo:color="#2e2e40" style:font-name="Nunito Sans" fo:font-size="18pt" fo:letter-spacing="normal" fo:font-style="normal" fo:font-weight="normal"/>
    </style:style>
    <style:style style:name="T14" style:family="text">
      <style:text-properties fo:font-variant="normal" fo:text-transform="none" fo:color="#f5f5f5" style:text-line-through-style="none" style:text-line-through-type="none" style:font-name="Nunito Sans" fo:font-size="22.5pt" fo:letter-spacing="normal" fo:font-style="normal" style:text-underline-style="none" fo:font-weight="normal" style:text-blinking="false"/>
    </style:style>
    <style:style style:name="T15" style:family="text">
      <style:text-properties fo:font-variant="normal" fo:text-transform="none" fo:color="#f5f5f5" style:text-line-through-style="none" style:text-line-through-type="none" style:font-name="Nunito Sans" fo:font-size="18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3d3d4e" style:font-name="Droid Serif" fo:font-size="13.5pt" fo:letter-spacing="normal" fo:font-style="normal" fo:font-weight="normal"/>
    </style:style>
    <style:style style:name="T17" style:family="text">
      <style:text-properties fo:font-variant="normal" fo:text-transform="none" fo:color="#3d3d4e" style:font-name="Droid Serif" fo:font-size="13.5pt" fo:letter-spacing="normal" fo:font-style="normal" fo:font-weight="bold"/>
    </style:style>
    <style:style style:name="T18" style:family="text">
      <style:text-properties fo:font-variant="normal" fo:text-transform="none" fo:color="#3d3d4e" fo:letter-spacing="normal"/>
    </style:style>
    <style:style style:name="T19" style:family="text">
      <style:text-properties fo:font-variant="normal" fo:text-transform="none" fo:color="#5553ff" style:text-line-through-style="none" style:text-line-through-type="none" style:font-name="Droid Serif" fo:font-size="13.5pt" fo:letter-spacing="normal" fo:font-style="normal" style:text-underline-style="none" fo:font-weight="normal" style:text-blinking="false"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e a react app project:</text:p>
      <text:p text:style-name="P2"><text:tab/></text:p>
      <text:p text:style-name="P2"><text:tab/><text:span text:style-name="T1">Command: </text:span></text:p>
      <text:p text:style-name="P2"><text:span text:style-name="T2">1) </text:span><text:span text:style-name="T3">create-react-app<text:tab/>your_app_name</text:span></text:p>
      <text:p text:style-name="P17">2) cd your_app_name</text:p>
      <text:p text:style-name="P17">3) npm start</text:p>
      <text:p text:style-name="P17"/>
      <text:p text:style-name="P1">Creating React elements:</text:p>
      <text:p text:style-name="P9">(in index.js file add:)</text:p>
      <text:p text:style-name="Standard"/>
      <text:p text:style-name="P14">import React from 'react';</text:p>
      <text:p text:style-name="P14">import ReactDOM from 'react-dom';</text:p>
      <text:p text:style-name="P14"/>
      <text:p text:style-name="P14">var style = {</text:p>
      <text:p text:style-name="P14">backgroundColor: 'orange',</text:p>
      <text:p text:style-name="P14">color: 'white',</text:p>
      <text:p text:style-name="P14">fontFamily: 'Arial'</text:p>
      <text:p text:style-name="P14">}</text:p>
      <text:p text:style-name="P14">const title = React.createElement(</text:p>
      <text:p text:style-name="P14">'h1',</text:p>
      <text:p text:style-name="P14">{id: 'title', className: 'header', style: style},</text:p>
      <text:p text:style-name="P14">'Hello World'</text:p>
      <text:p text:style-name="P14">)</text:p>
      <text:p text:style-name="P14"/>
      <text:p text:style-name="P14">ReactDOM.render(</text:p>
      <text:p text:style-name="P14">title,</text:p>
      <text:p text:style-name="P14">document.getElementById('root')</text:p>
      <text:p text:style-name="P14">)</text:p>
      <text:p text:style-name="P14"/>
      <text:p text:style-name="P10">Rendering unordered list in react:</text:p>
      <text:p text:style-name="P5"><text:span text:style-name="T7">const</text:span> <text:span text:style-name="T11">title</text:span> = <text:span text:style-name="T10">React</text:span>.<text:span text:style-name="T8">createElement</text:span>(</text:p>
      <text:p text:style-name="P4"><text:span text:style-name="T5">'ul'</text:span>,</text:p>
      <text:p text:style-name="P4">{<text:span text:style-name="T6">id:</text:span> <text:span text:style-name="T5">'title'</text:span>, <text:span text:style-name="T6">className:</text:span> <text:span text:style-name="T5">'header'</text:span>, <text:span text:style-name="T6">style:</text:span> <text:span text:style-name="T6">style</text:span>},</text:p>
      <text:p text:style-name="P4"><text:span text:style-name="T10">React</text:span>.<text:span text:style-name="T8">createElement</text:span>(</text:p>
      <text:p text:style-name="P4"><text:span text:style-name="T5">'li'</text:span>,</text:p>
      <text:p text:style-name="P4">{},</text:p>
      <text:p text:style-name="P8">'Item on our list'</text:p>
      <text:p text:style-name="P4">)</text:p>
      <text:p text:style-name="P4">)</text:p>
      <text:p text:style-name="P11"><text:soft-page-break/>Creating React components class:</text:p>
      <text:p text:style-name="P11"/>
      <text:p text:style-name="P6"><text:span text:style-name="T7">class</text:span> <text:span text:style-name="T10">Message</text:span> <text:span text:style-name="T7">extends</text:span> <text:span text:style-name="T10">React</text:span>.<text:span text:style-name="T10">Component</text:span> {</text:p>
      <text:p text:style-name="P4"><text:span text:style-name="T8">render</text:span>() {</text:p>
      <text:p text:style-name="P4"><text:span text:style-name="T4">return</text:span> (</text:p>
      <text:p text:style-name="P4"><text:span text:style-name="T9">&lt;</text:span><text:span text:style-name="T7">div</text:span><text:span text:style-name="T9">&gt;</text:span></text:p>
      <text:p text:style-name="P4"><text:span text:style-name="T9">&lt;</text:span><text:span text:style-name="T7">h1</text:span><text:span text:style-name="T9">&gt;</text:span>Hello Everyone<text:span text:style-name="T9">&lt;/</text:span><text:span text:style-name="T7">h1</text:span><text:span text:style-name="T9">&gt;</text:span></text:p>
      <text:p text:style-name="P4"><text:span text:style-name="T9">&lt;/</text:span><text:span text:style-name="T7">div</text:span><text:span text:style-name="T9">&gt;</text:span></text:p>
      <text:p text:style-name="P4">)</text:p>
      <text:p text:style-name="P4">}</text:p>
      <text:p text:style-name="P4">}</text:p>
      <text:p text:style-name="P7"/>
      <text:p text:style-name="P4"><text:span text:style-name="T6">ReactDOM</text:span>.<text:span text:style-name="T8">render</text:span>(<text:span text:style-name="T9">&lt;</text:span><text:span text:style-name="T10">Message</text:span> <text:span text:style-name="T9">/&gt;</text:span>, <text:span text:style-name="T6">document</text:span>.<text:span text:style-name="T8">getElementById</text:span>(<text:span text:style-name="T5">'root'</text:span>))</text:p>
      <text:p text:style-name="P12"/>
      <text:p text:style-name="P12">Always remember to give class name with first letter as Capital to help browser recognize that it is a typescript code and not a random JS code.</text:p>
      <text:p text:style-name="P12"/>
      <text:p text:style-name="P13">We can create props in the render part of the code to be accessed by components classes and custom functions as dynamic data.</text:p>
      <text:p text:style-name="P18"/>
      <text:h text:style-name="P15" text:outline-level="2"><text:bookmark text:name="why-learn-react"/><text:span text:style-name="T12">Why learn React? </text:span><text:a xlink:type="simple" xlink:href="https://www.educative.io/courses/javascript-fundamentals-before-learning-react/N8WJgm2lGNK#why-learn-react" text:style-name="Internet_20_link" text:visited-style-name="Visited_20_Internet_20_Link"><text:span text:style-name="T14">#</text:span></text:a></text:h>
      <text:h text:style-name="P16" text:outline-level="3"><text:bookmark-start text:name="innovation"/><draw:frame draw:style-name="fr1" draw:name="Frame1" text:anchor-type="char" svg:width="0.041cm" draw:z-index="0"><draw:text-box fo:min-height="0.041cm"><text:p text:style-name="Text_20_body"/></draw:text-box></draw:frame><text:bookmark-end text:name="innovation"/><text:span text:style-name="T13">Innovation </text:span><text:a xlink:type="simple" xlink:href="https://www.educative.io/courses/javascript-fundamentals-before-learning-react/N8WJgm2lGNK#innovation" text:style-name="Internet_20_link" text:visited-style-name="Visited_20_Internet_20_Link"><text:span text:style-name="T15">#</text:span></text:a></text:h>
      <text:p text:style-name="P19"><text:span text:style-name="T16">React can be integrated seamlessly with any other library or framework because React is a view only library, (it is the view part of the </text:span><text:span text:style-name="Strong_20_Emphasis"><text:span text:style-name="T17">M</text:span></text:span><text:span text:style-name="T16">odel </text:span><text:span text:style-name="Strong_20_Emphasis"><text:span text:style-name="T17">V</text:span></text:span><text:span text:style-name="T16">iew </text:span><text:span text:style-name="Strong_20_Emphasis"><text:span text:style-name="T17">C</text:span></text:span><text:span text:style-name="T16">ontroler </text:span><text:a xlink:type="simple" xlink:href="https://en.wikipedia.org/wiki/Model–view–controller" office:target-frame-name="_blank" xlink:show="new" text:style-name="Internet_20_link" text:visited-style-name="Visited_20_Internet_20_Link"><text:span text:style-name="T19">MVC</text:span></text:a><text:span text:style-name="T16"> architectural UI pattern). The freedom to use any other framework and library makes it possible to experiment and so to innovate.</text:span></text:p>
      <text:h text:style-name="P16" text:outline-level="3"><text:bookmark-start text:name="simple-api"/><draw:frame draw:style-name="fr1" draw:name="Frame2" text:anchor-type="char" svg:width="0.041cm" draw:z-index="1"><draw:text-box fo:min-height="0.041cm"><text:p text:style-name="Text_20_body"/></draw:text-box></draw:frame><text:bookmark-end text:name="simple-api"/><text:span text:style-name="T13">Simple API </text:span><text:a xlink:type="simple" xlink:href="https://www.educative.io/courses/javascript-fundamentals-before-learning-react/N8WJgm2lGNK#simple-api" text:style-name="Internet_20_link" text:visited-style-name="Visited_20_Internet_20_Link"><text:span text:style-name="T15">#</text:span></text:a></text:h>
      <text:p text:style-name="P20">React has a relatively simple API and so has no steep learning curve. It only has a handful of methods to understand. The code to make ‘components’ of the UI (i.e., buttons etc) is straight-forward as there is very little boilerplate code which makes the library comparatively accessible.</text:p>
      <text:h text:style-name="P16" text:outline-level="3"><text:bookmark-start text:name="javascript"/><draw:frame draw:style-name="fr1" draw:name="Frame3" text:anchor-type="char" svg:width="0.041cm" draw:z-index="2"><draw:text-box fo:min-height="0.041cm"><text:p text:style-name="Text_20_body"/></draw:text-box></draw:frame><text:bookmark-end text:name="javascript"/><text:soft-page-break/><text:span text:style-name="T13">JavaScript </text:span><text:a xlink:type="simple" xlink:href="https://www.educative.io/courses/javascript-fundamentals-before-learning-react/N8WJgm2lGNK#javascript" text:style-name="Internet_20_link" text:visited-style-name="Visited_20_Internet_20_Link"><text:span text:style-name="T15">#</text:span></text:a></text:h>
      <text:p text:style-name="P19"><text:span text:style-name="T16">JavaScript is arguably the </text:span><text:a xlink:type="simple" xlink:href="https://www.businessinsider.com/14-most-popular-programming-languages-stack-overflow-developer-survey-2018-4" office:target-frame-name="_blank" xlink:show="new" text:style-name="Internet_20_link" text:visited-style-name="Visited_20_Internet_20_Link"><text:span text:style-name="T19">world’s most popular programming language</text:span></text:a><text:span text:style-name="T16"> and is also incredibly powerful. JavaScript is both a functional and an object-oriented programming language and so harnesses the advantages brought by both paradigms. React is in JavaScript and so inherits its benefits.</text:span></text:p>
      <text:h text:style-name="P16" text:outline-level="3"><text:bookmark text:name="es6"/><text:span text:style-name="T13">ES6 </text:span><text:a xlink:type="simple" xlink:href="https://www.educative.io/courses/javascript-fundamentals-before-learning-react/N8WJgm2lGNK#es6" text:style-name="Internet_20_link" text:visited-style-name="Visited_20_Internet_20_Link"><text:span text:style-name="T15">#</text:span></text:a></text:h>
      <text:p text:style-name="P19"><text:span text:style-name="T18">“</text:span><text:a xlink:type="simple" xlink:href="https://www.makeuseof.com/tag/es6-javascript-programmers-need-know/" office:target-frame-name="_blank" xlink:show="new" text:style-name="Internet_20_link" text:visited-style-name="Visited_20_Internet_20_Link"><text:span text:style-name="T19">ES6</text:span></text:a><text:span text:style-name="T16"> refers to version 6 of the ECMA Script programming language. ECMA Script is the standardized name for JavaScript, and version 6 is the next version after version 5, which was released in 2011. It is a major enhancement to the JavaScript language, and adds many more features intended to make large-scale software development easier.” You can </text:span><text:a xlink:type="simple" xlink:href="https://www.makeuseof.com/tag/es6-javascript-programmers-need-know/" office:target-frame-name="_blank" xlink:show="new" text:style-name="Internet_20_link" text:visited-style-name="Visited_20_Internet_20_Link"><text:span text:style-name="T19">read more</text:span></text:a><text:span text:style-name="T16"> for the details of the new features that ES6 introduces.</text:span></text:p>
      <text:h text:style-name="P16" text:outline-level="3"><text:bookmark text:name="jsx"/><text:span text:style-name="T13">JSX </text:span><text:a xlink:type="simple" xlink:href="https://www.educative.io/courses/javascript-fundamentals-before-learning-react/N8WJgm2lGNK#jsx" text:style-name="Internet_20_link" text:visited-style-name="Visited_20_Internet_20_Link"><text:span text:style-name="T15">#</text:span></text:a></text:h>
      <text:p text:style-name="P19"><text:span text:style-name="T16">JSX stands for </text:span><text:span text:style-name="Strong_20_Emphasis"><text:span text:style-name="T17">J</text:span></text:span><text:span text:style-name="T16">avascript </text:span><text:span text:style-name="Strong_20_Emphasis"><text:span text:style-name="T17">S</text:span></text:span><text:span text:style-name="T16">yntax </text:span><text:span text:style-name="Strong_20_Emphasis"><text:span text:style-name="T17">E</text:span></text:span><text:span text:style-name="T16">xtension. It allows you to use HTML and XML in JavaScript. Essentially, the HTML/XML code is ‘transpiled’ into JavaScript. In other words, the HTML/XML is converted into JavaScript before the code is compiled. This enables the full power of JavaScript to be employed with the relative ease of writing in HTML.</text:span></text:p>
      <text:h text:style-name="P16" text:outline-level="3"><text:bookmark-start text:name="unidirectional-data-flow"/><draw:frame draw:style-name="fr1" draw:name="Frame4" text:anchor-type="char" svg:width="0.041cm" draw:z-index="3"><draw:text-box fo:min-height="0.041cm"><text:p text:style-name="Text_20_body"/></draw:text-box></draw:frame><text:bookmark-end text:name="unidirectional-data-flow"/><text:span text:style-name="T13">Unidirectional Data Flow </text:span><text:a xlink:type="simple" xlink:href="https://www.educative.io/courses/javascript-fundamentals-before-learning-react/N8WJgm2lGNK#unidirectional-data-flow" text:style-name="Internet_20_link" text:visited-style-name="Visited_20_Internet_20_Link"><text:span text:style-name="T15">#</text:span></text:a></text:h>
      <text:p text:style-name="P20">React implements one-way data flow which makes it easy to reason about your app. Essentially all the parts of the UI are contained within each other which makes tracing data flow super simple.</text:p>
      <text:h text:style-name="P16" text:outline-level="3"><text:bookmark-start text:name="community"/><draw:frame draw:style-name="fr1" draw:name="Frame5" text:anchor-type="char" svg:width="0.041cm" draw:z-index="4"><draw:text-box fo:min-height="0.041cm"><text:p text:style-name="Text_20_body"/></draw:text-box></draw:frame><text:bookmark-end text:name="community"/><text:span text:style-name="T13">Community </text:span><text:a xlink:type="simple" xlink:href="https://www.educative.io/courses/javascript-fundamentals-before-learning-react/N8WJgm2lGNK#community" text:style-name="Internet_20_link" text:visited-style-name="Visited_20_Internet_20_Link"><text:span text:style-name="T15">#</text:span></text:a></text:h>
      <text:p text:style-name="P20">React is a very popular and growing library. This means that the React community is large and growing too. So there are a plethora of resources out there to help you as you learn. Essentially, you won’t get ‘stuck’ anywhere for extended periods of time as someone will have had the same problem as you before and is likely to have posted about it online.</text:p>
      <text:h text:style-name="P16" text:outline-level="3"><text:bookmark-start text:name="why-bother-learning-javascript-why-not-dive-straight-into-react"/><draw:frame draw:style-name="fr1" draw:name="Frame6" text:anchor-type="char" svg:width="0.041cm" draw:z-index="5"><draw:text-box fo:min-height="0.041cm"><text:p text:style-name="Text_20_body"/></draw:text-box></draw:frame><text:bookmark-end text:name="why-bother-learning-javascript-why-not-dive-straight-into-react"/><text:soft-page-break/><text:span text:style-name="T13">Why bother learning JavaScript? Why not dive straight into React? </text:span><text:a xlink:type="simple" xlink:href="https://www.educative.io/courses/javascript-fundamentals-before-learning-react/N8WJgm2lGNK#why-bother-learning-javascript-why-not-dive-straight-into-react" text:style-name="Internet_20_link" text:visited-style-name="Visited_20_Internet_20_Link"><text:span text:style-name="T15">#</text:span></text:a></text:h>
      <text:p text:style-name="P20">While it is possible to learn React without any knowledge of JavaScript, it won’t be easy. Frequent run-ins with language specific issues would become roadblocks. If you know JavaScript well, on the other hand, your React journey will be smooth, and the focus would be on utilizing the functionalities of React itself. In the next lesson, we will have a look at the skeleton code that the create-react-app provides and what JavaScript​ concepts can help.</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erif" svg:font-family="'Droid Serif', Georgia, serif"/>
    <style:font-face style:name="Lohit Devanagari1" svg:font-family="'Lohit Devanagari'"/>
    <style:font-face style:name="Nunito Sans" svg:font-family="'Nunito San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23:41:58.673388091</meta:creation-date>
    <dc:date>2020-08-02T15:49:06.816302358</dc:date>
    <meta:editing-duration>PT50M49S</meta:editing-duration>
    <meta:editing-cycles>5</meta:editing-cycles>
    <meta:generator>LibreOffice/6.4.4.2$Linux_X86_64 LibreOffice_project/40$Build-2</meta:generator>
    <meta:document-statistic meta:table-count="0" meta:image-count="0" meta:object-count="0" meta:page-count="4" meta:paragraph-count="64" meta:word-count="624" meta:character-count="3856" meta:non-whitespace-character-count="3272"/>
  </office:meta>
</office:document-meta>
</file>